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eb8be"/>
    </style:style>
    <style:style style:name="T1" style:family="text">
      <style:text-properties fo:font-weight="bold" officeooo:rsid="0010096d" style:font-weight-asian="bold" style:font-weight-complex="bold"/>
    </style:style>
    <style:style style:name="T2" style:family="text">
      <style:text-properties fo:font-weight="bold" officeooo:rsid="001202c5" style:font-weight-asian="bold" style:font-weight-complex="bold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weight="bold"/>
    </style:style>
    <style:style style:name="T5" style:family="text">
      <style:text-properties fo:color="#0000ff"/>
    </style:style>
    <style:style style:name="T6" style:family="text">
      <style:text-properties fo:color="#0000ff" style:font-name="DejaVu Sans Mono"/>
    </style:style>
    <style:style style:name="T7" style:family="text">
      <style:text-properties fo:color="#008080"/>
    </style:style>
    <style:style style:name="T8" style:family="text">
      <style:text-properties fo:color="#008080" style:font-name="DejaVu Sans Mono"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d3bf4" style:font-weight-asian="normal" style:font-weight-complex="normal"/>
    </style:style>
    <style:style style:name="T11" style:family="text">
      <style:text-properties officeooo:rsid="000d3bf4"/>
    </style:style>
    <style:style style:name="T12" style:family="text">
      <style:text-properties fo:color="#008000" style:font-name="DejaVu Sans Mono" fo:font-weight="bold"/>
    </style:style>
    <style:style style:name="T13" style:family="text">
      <style:text-properties fo:color="#000080" style:font-name="DejaVu Sans Mono"/>
    </style:style>
    <style:style style:name="T14" style:family="text">
      <style:text-properties fo:color="#000000" style:font-name="DejaVu Sans Mono"/>
    </style:style>
    <style:style style:name="T15" style:family="text">
      <style:text-properties officeooo:rsid="0010096d"/>
    </style:style>
    <style:style style:name="T16" style:family="text">
      <style:text-properties fo:font-style="italic" fo:font-weight="bold" officeooo:rsid="0010096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1c3c8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202c5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ath and Lies</text:p>
      <text:p text:style-name="Standard"/>
      <text:p text:style-name="P1">OL_treatment</text:p>
      <text:p text:style-name="Standard">TREATMENTS = {</text:p>
      <text:p text:style-name="Standard"><text:s text:c="4"/>0: u"sans_serment_neutre",</text:p>
      <text:p text:style-name="Standard"><text:s text:c="4"/>1: u"sans_serment_framed",</text:p>
      <text:p text:style-name="Standard"><text:s text:c="4"/>2: u"avec_serment_neutre",</text:p>
      <text:p text:style-name="Standard"><text:s text:c="4"/>3: u"avec_serment_framed"</text:p>
      <text:p text:style-name="Standard">}</text:p>
      <text:p text:style-name="Standard"/>
      <text:p text:style-name="P1">OL_appliedoption</text:p>
      <text:p text:style-name="Standard">OPTION_X = 0</text:p>
      <text:p text:style-name="Standard">OPTION_Y = 1</text:p>
      <text:p text:style-name="Standard"/>
      <text:p text:style-name="P1">OL_role</text:p>
      <text:p text:style-name="Standard">JOUEUR_A = 0</text:p>
      <text:p text:style-name="Standard">JOUEUR_B = 1</text:p>
      <text:p text:style-name="Standard"/>
      <text:p text:style-name="P1">OL_periodcode</text:p>
      <text:p text:style-name="Standard">CODES_PERIODES = {1: [(20, 20), (21, 15)], 2: [(20, 20), (30, 30)]}</text:p>
      <text:p text:style-name="Standard"/>
      <text:p text:style-name="P1">Player A</text:p>
      <text:p text:style-name="Standard">OL_tirage : valeur du dé tirée</text:p>
      <text:p text:style-name="Standard">OL_message : valeur envoyée </text:p>
      <text:p text:style-name="Standard">OL_decisiontime : temps décision</text:p>
      <text:p text:style-name="Standard"/>
      <text:p text:style-name="P1">Player B </text:p>
      <text:p text:style-name="Standard">OL_decision : valeur choisie</text:p>
      <text:p text:style-name="Standard">OL_decisiontime : temps décision</text:p>
      <text:p text:style-name="Standard"/>
      <text:p text:style-name="P1">OL_question_1, OL_question_2, OL_question_3, OL_question_4</text:p>
      <text:p text:style-name="Standard">ADDITIONNAL_QUESTIONS = {</text:p>
      <text:p text:style-name="Standard"><text:s text:c="4"/>1: {"text": u"En utilisant l'échelle ci-contre, indiquez votre "</text:p>
      <text:p text:style-name="Standard"><text:s text:c="25"/>u"niveau de certitude&lt;br /&gt;au moment où vous avez "</text:p>
      <text:p text:style-name="Standard"><text:s text:c="25"/>u"pris votre décision, sachant que&lt;br /&gt;"</text:p>
      <text:p text:style-name="Standard"><text:s text:c="25"/>u"1=totalement incertain et 10=totalement certain",</text:p>
      <text:p text:style-name="Standard"><text:s text:c="8"/>"items": map(str, range(1, 11))}, <text:span text:style-name="T16">Codage de 0 à </text:span><text:span text:style-name="T18">9</text:span></text:p>
      <text:p text:style-name="Standard"><text:s text:c="4"/>2: {"text": u"En utilisant l'échelle ci-contre, indiquez à quel "</text:p>
      <text:p text:style-name="Standard"><text:s text:c="25"/>u"point, &lt;br /&gt;vous êtes heureux(se) en ce moment, "</text:p>
      <text:p text:style-name="Standard"><text:s text:c="25"/>u"sachant que&lt;br /&gt;"</text:p>
      <text:p text:style-name="Standard"><text:s text:c="25"/>u"1=totalement triste et 7=totalement heureux(se)",</text:p>
      <text:p text:style-name="Standard"><text:s text:c="8"/>"items": map(str, range(1, 8))}, <text:span text:style-name="T16">Codage de 0 à </text:span><text:span text:style-name="T18">6</text:span></text:p>
      <text:p text:style-name="Standard"><text:s text:c="4"/>3: {"text": u"En utilisant l'échelle ci-dessous, indiquez dans "</text:p>
      <text:p text:style-name="Standard"><text:s text:c="25"/>u"quelle mesure&lt;br /&gt;vous avez été honnête durant "</text:p>
      <text:p text:style-name="Standard"><text:s text:c="25"/>u"l'expérience, sachant que&lt;br /&gt;1=totalement "</text:p>
      <text:p text:style-name="Standard"><text:s text:c="25"/>u"malhonnête et 7=totalement honnête",</text:p>
      <text:p text:style-name="Standard"><text:s text:c="8"/>"items": map(str, range(1, 8))}, <text:span text:style-name="T16">Codage de 0 à </text:span><text:span text:style-name="T18">6</text:span></text:p>
      <text:p text:style-name="Standard"><text:s text:c="4"/>4: {"text": u"En utilisant l'échelle ci-dessous, indiquez dans "</text:p>
      <text:p text:style-name="Standard"><text:s text:c="25"/>u"quelle mesure&lt;br /&gt;les autres sujets ont été honnêtes " </text:p>
      <text:p text:style-name="Standard"><text:s text:c="25"/>u"durant l'expérience, sachant que&lt;br /&gt;1=totalement "</text:p>
      <text:p text:style-name="Standard"><text:s text:c="25"/>u"malhonnête et 7=totalement honnête",</text:p>
      <text:p text:style-name="P3"><text:s text:c="8"/>"items": map(str, range(1, 8))} <text:span text:style-name="T1">Codage de 0 à </text:span><text:span text:style-name="T2">6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DUBOIS</meta:initial-creator>
    <meta:creation-date>2016-05-20T13:24:12.414815173</meta:creation-date>
    <dc:date>2016-05-20T13:36:58.655451524</dc:date>
    <dc:creator>Dimitri DUBOIS</dc:creator>
    <meta:editing-duration>PT9M2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46" meta:word-count="223" meta:character-count="1910" meta:non-whitespace-character-count="1366"/>
  </office:meta>
</office:document-meta>
</file>